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Whitney" svg:font-family="Whitney,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text-properties officeooo:paragraph-rsid="00176c07"/>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76c07" officeooo:paragraph-rsid="00176c07"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T4" style:family="text">
      <style:text-properties fo:font-variant="normal" fo:text-transform="none" fo:color="#000000" loext:opacity="100%" fo:font-size="18pt" fo:letter-spacing="normal" fo:font-style="normal" fo:font-weight="normal" officeooo:rsid="00176c07" style:font-size-asian="18pt" style:font-style-asian="normal" style:font-weight-asian="normal" style:font-size-complex="18pt"/>
    </style:style>
    <style:style style:name="T5" style:family="text">
      <style:text-properties officeooo:rsid="00176c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The People’s Assembly, convening on the </text:span><text:span text:style-name="T4">4th</text:span><text:span text:style-name="T3"> of </text:span><text:span text:style-name="T4">November</text:span><text:span text:style-name="T3"> 2020 under the </text:span><text:span text:style-name="T4">30th</text:span><text:span text:style-name="T3"> PA Meeting.</text:span></text:p>
      <text:p text:style-name="P1"/>
      <text:p text:style-name="P1">The Assembly, recognising the current situation,</text:p>
      <text:p text:style-name="P1"/>
      <text:p text:style-name="P4">Constitutes the need to amend the charter on the following points:</text:p>
      <text:p text:style-name="P4">1. Remove the TC from article 1.2 and make an application for community or state status a direct motion to the PA instead of going through the TC.</text:p>
      <text:p text:style-name="P4">2. Amend article 1.7 (stating that people don’t have to be in the minecraft server to attend a PA meeting) to include a solution where people, if they can’t voice chat, they may only type in the PA discord so that every member can follow the meeting.</text:p>
      <text:p text:style-name="P4">3. Simplyfing article 1.10 from “accepted by the PA before the first of April 2020” to “accepted by the PA before April 2020”.</text:p>
      <text:p text:style-name="P4">4. Change article 1.11.5 to state that if an extraordinary meeting is called in order to call an IHC session, the person against who the case is may not vote in that meeting and will not count towards the requirements for it to convene.</text:p>
      <text:p text:style-name="P4">5. Fixing the mistake in 3.3 where speakers is mentioned at the end where it is supposed to be representatives.</text:p>
      <text:p text:style-name="P1"/>
      <text:p text:style-name="P1">And proceeds.</text:p>
      <text:p text:style-name="P1"/>
      <text:p text:style-name="P1">Signed by,</text:p>
      <text:p text:style-name="P1">_<text:span text:style-name="T5">yoran_</text:span></text:p>
      <text:p text:style-name="P1"/>
      <text:p text:style-name="P1"/>
      <text:p text:style-name="P1"/>
      <text:p text:style-name="P2"><text:span text:style-name="T1">[</text:span><text:span text:style-name="T2">Motion 30-1: To update the charter</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Whitney" svg:font-family="Whitney,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0-11-05T11:21:45.018305031</dc:date>
    <meta:editing-duration>PT5M33S</meta:editing-duration>
    <meta:editing-cycles>3</meta:editing-cycles>
    <meta:generator>LibreOffice/7.0.2.2$Linux_X86_64 LibreOffice_project/3a01483fc371ab18cfca4bab0d636937da5eaf70</meta:generator>
    <meta:document-statistic meta:table-count="0" meta:image-count="0" meta:object-count="0" meta:page-count="1" meta:paragraph-count="12" meta:word-count="205" meta:character-count="1136" meta:non-whitespace-character-count="943"/>
  </office:meta>
</office:document-meta>
</file>